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5e08"/>
    </style:style>
    <style:style style:name="P2" style:family="paragraph" style:parent-style-name="Standard">
      <style:text-properties officeooo:rsid="000a5e08" officeooo:paragraph-rsid="000a5e08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cc501" officeooo:paragraph-rsid="000cc501" style:font-weight-asian="bold" style:font-weight-complex="bold"/>
    </style:style>
    <style:style style:name="P5" style:family="paragraph" style:parent-style-name="Standard">
      <style:text-properties officeooo:rsid="000d01ac" officeooo:paragraph-rsid="000d01ac"/>
    </style:style>
    <style:style style:name="P6" style:family="paragraph" style:parent-style-name="Standard">
      <style:text-properties officeooo:rsid="000f4212" officeooo:paragraph-rsid="001028c0"/>
    </style:style>
    <style:style style:name="P7" style:family="paragraph" style:parent-style-name="Standard">
      <style:text-properties officeooo:rsid="0018f719" officeooo:paragraph-rsid="0018f719"/>
    </style:style>
    <style:style style:name="P8" style:family="paragraph" style:parent-style-name="Standard">
      <style:text-properties officeooo:rsid="001a7757" officeooo:paragraph-rsid="001a7757"/>
    </style:style>
    <style:style style:name="P9" style:family="paragraph" style:parent-style-name="Standard">
      <style:text-properties officeooo:paragraph-rsid="001a8238"/>
    </style:style>
    <style:style style:name="T1" style:family="text">
      <style:text-properties officeooo:rsid="000759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598b" style:font-weight-asian="bold" style:font-weight-complex="bold"/>
    </style:style>
    <style:style style:name="T4" style:family="text">
      <style:text-properties fo:font-weight="bold" officeooo:rsid="000d84c9" style:font-weight-asian="bold" style:font-weight-complex="bold"/>
    </style:style>
    <style:style style:name="T5" style:family="text">
      <style:text-properties fo:font-weight="bold" officeooo:rsid="001028c0" style:font-weight-asian="bold" style:font-weight-complex="bold"/>
    </style:style>
    <style:style style:name="T6" style:family="text">
      <style:text-properties fo:font-weight="bold" officeooo:rsid="001a7757" style:font-weight-asian="bold" style:font-weight-complex="bold"/>
    </style:style>
    <style:style style:name="T7" style:family="text">
      <style:text-properties fo:font-weight="bold" officeooo:rsid="001a8238" style:font-weight-asian="bold" style:font-weight-complex="bold"/>
    </style:style>
    <style:style style:name="T8" style:family="text">
      <style:text-properties fo:font-weight="bold" officeooo:rsid="001afaed" style:font-weight-asian="bold" style:font-weight-complex="bold"/>
    </style:style>
    <style:style style:name="T9" style:family="text">
      <style:text-properties officeooo:rsid="000cc501"/>
    </style:style>
    <style:style style:name="T10" style:family="text">
      <style:text-properties officeooo:rsid="000d84c9"/>
    </style:style>
    <style:style style:name="T11" style:family="text">
      <style:text-properties officeooo:rsid="001028c0"/>
    </style:style>
    <style:style style:name="T12" style:family="text">
      <style:text-properties officeooo:rsid="00108347"/>
    </style:style>
    <style:style style:name="T13" style:family="text">
      <style:text-properties style:text-underline-style="solid" style:text-underline-width="auto" style:text-underline-color="font-color" fo:font-weight="bold" officeooo:rsid="0018f719" style:font-weight-asian="bold" style:font-weight-complex="bold"/>
    </style:style>
    <style:style style:name="T14" style:family="text">
      <style:text-properties officeooo:rsid="001a7757"/>
    </style:style>
    <style:style style:name="T15" style:family="text">
      <style:text-properties officeooo:rsid="001a8238"/>
    </style:style>
    <style:style style:name="T16" style:family="text">
      <style:text-properties officeooo:rsid="001afaed"/>
    </style:style>
    <style:style style:name="T17" style:family="text">
      <style:text-properties officeooo:rsid="001c11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exte du projet :</text:p>
      <text:p text:style-name="Standard"/>
      <text:p text:style-name="Standard"/>
      <text:p text:style-name="P1">La commanditaire de ce projet est la coordinatrice JPO de la Cité Descartes, Mandine Jarverzac. Le projet a pour but de fournir une application <text:span text:style-name="T1">pour les visiteurs venant assister aux Journées Portes Ouvertes (JPO) du campus Descartes afin de les aider à profiter au maximum de ces journées. Cette application devra faciliter la visite de l’utilisateur en proposant différentes fonctionnalités d’organisation, de géolocalisation et d’affichage d’informations.</text:span></text:p>
      <text:p text:style-name="P1"/>
      <text:p text:style-name="P5">Les enjeux de ce projet sont de proposer une application <text:span text:style-name="T2">f</text:span><text:span text:style-name="T5">onctionnelle</text:span><text:span text:style-name="T11"> avec le jeu de données correspondant aux JPO 2019 qui soit </text:span><text:span text:style-name="T5">facile d’utilisation</text:span><text:span text:style-name="T11"> pour les visiteurs de la JPO et qui </text:span><text:span text:style-name="T5">réponde aux objectifs</text:span><text:span text:style-name="T11"> fixés ci-dessous. L’application doit être </text:span><text:span text:style-name="T5">esthétiquement agréable</text:span><text:span text:style-name="T11">.</text:span></text:p>
      <text:p text:style-name="P1"/>
      <text:p text:style-name="P1"/>
      <text:p text:style-name="P4">Objectif<text:span text:style-name="T12">s</text:span> :</text:p>
      <text:p text:style-name="P1"/>
      <text:p text:style-name="P6">L’application devra répondre à des besoins étalés sur trois périodes de temps : </text:p>
      <text:p text:style-name="P6">- la préparation <text:span text:style-name="T2">avant</text:span> les JPO ;</text:p>
      <text:p text:style-name="P6">- <text:span text:style-name="T11">une utilisation </text:span><text:span text:style-name="T5">pendant</text:span><text:span text:style-name="T11"> les JPO ;</text:span></text:p>
      <text:p text:style-name="P6">- <text:span text:style-name="T11">un retour utilisateur </text:span><text:span text:style-name="T5">après</text:span><text:span text:style-name="T11"> les JPO.</text:span></text:p>
      <text:p text:style-name="P1"/>
      <text:p text:style-name="P2">L’utilisateur pourra utiliser cette application en mode connecté <text:span text:style-name="T9">afin de répondre à des formulaire </text:span>ou <text:span text:style-name="T9">bien en mode hors-connexion.</text:span></text:p>
      <text:p text:style-name="P1"/>
      <text:p text:style-name="P1"><text:span text:style-name="T1"><text:tab/>Cette application vise à aider l’utilisateur à organiser sa journée </text:span><text:span text:style-name="T3">en avance</text:span><text:span text:style-name="T1"> en fonction des événements et conférences qui seront disponibles dans les différents établissements du campus. L’utilisateur pourra ainsi </text:span><text:span text:style-name="T3">organiser son planning</text:span><text:span text:style-name="T1"> et ses </text:span><text:span text:style-name="T3">événements favoris </text:span><text:span text:style-name="T1">et être alerté à l’approche d’un évènement (système de notification).</text:span></text:p>
      <text:p text:style-name="P1"/>
      <text:p text:style-name="P1"><text:span text:style-name="T1"><text:tab/>L’application devra également guider et assister le visiteur </text:span><text:span text:style-name="T3">pendant</text:span><text:span text:style-name="T1"> sa visite sur le campus grâce à une </text:span><text:span text:style-name="T3">carte</text:span><text:span text:style-name="T1"> comportant une </text:span><text:span text:style-name="T3">fonction d’itinéraire</text:span><text:span text:style-name="T1">, les </text:span><text:span text:style-name="T3">moyens de transport disponibles</text:span><text:span text:style-name="T1">, les </text:span><text:span text:style-name="T3">restaurants</text:span><text:span text:style-name="T1"> ainsi que des </text:span><text:span text:style-name="T3">marqueurs pour chaque établissement</text:span><text:span text:style-name="T1">. Ces marqueurs redirigeront l’utilisateur vers les </text:span><text:span text:style-name="T3">formations</text:span><text:span text:style-name="T1"> des différents établissements, les </text:span><text:span text:style-name="T3">stands</text:span><text:span text:style-name="T1"> présents à cet endroit, les </text:span><text:span text:style-name="T3">conférences</text:span><text:span text:style-name="T1"> qui y sont organisées ainsi que le </text:span><text:span text:style-name="T3">site internet de l’établissement</text:span><text:span text:style-name="T1"> pour des informations plus exhaustives.</text:span></text:p>
      <text:p text:style-name="P1"/>
      <text:p text:style-name="P1"><text:tab/></text:p>
      <text:p text:style-name="P5">Un dernier aspect de l’application est de permettre à l’utilisateur de soumettre un formulaire de satisfaction afin d’<text:span text:style-name="T10">évaluer les événements </text:span><text:span text:style-name="T4">après</text:span><text:span text:style-name="T10"> y avoir assisté.</text:span></text:p>
      <text:p text:style-name="P5"/>
      <text:p text:style-name="Standard"/>
      <text:p text:style-name="Standard"><text:span text:style-name="T13">Contraintes :</text:span></text:p>
      <text:p text:style-name="Standard"/>
      <text:p text:style-name="P8">Le projet présente plusieurs contraintes :</text:p>
      <text:p text:style-name="Standard"/>
      <text:p text:style-name="P9">- <text:span text:style-name="T15">L’application doit pouvoir </text:span><text:span text:style-name="T7">remplir les fonctions </text:span><text:span text:style-name="T8">et objectifs</text:span><text:span text:style-name="T7"> définis</text:span><text:span text:style-name="T15"> dans le cahier des charges réaliser en concertation avec les commanditaires du projet. </text:span></text:p>
      <text:p text:style-name="P7"><text:span text:style-name="T14">- L’utilisation des données des utilisateurs de l’application et des sondages préalablement effectués doivent être conforme à la </text:span><text:span text:style-name="T6">réglementation définie par la </text:span><text:span text:style-name="T2">CNIL.</text:span></text:p>
      <text:p text:style-name="P7">- <text:span text:style-name="T15">La </text:span><text:span text:style-name="T7">c</text:span><text:span text:style-name="T2">harte graphique</text:span> <text:span text:style-name="T16">doit convenir aux commanditaires.</text:span></text:p>
      <text:p text:style-name="P7">- <text:span text:style-name="T16">Un </text:span><text:span text:style-name="T8">accès</text:span><text:span text:style-name="T16"> à la </text:span><text:span text:style-name="T8">base de données</text:span><text:span text:style-name="T16"> et au </text:span><text:span text:style-name="T8">code de l’application</text:span><text:span text:style-name="T16"> doit être garanti afin de permettre des évolutions postérieures au projet. Une documentation utilisateur détaillée est donc nécessaire.</text:span></text:p>
      <text:p text:style-name="P7">- <text:span text:style-name="T17">Il est aussi nécessaire de s’assurer de la disponibilité des serveurs afin de pouvoir héberger les bases de données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50:09.241348888</meta:creation-date>
    <dc:date>2019-02-20T14:01:44.691621738</dc:date>
    <meta:editing-duration>PT24M2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0" meta:word-count="421" meta:character-count="2829" meta:non-whitespace-character-count="2421"/>
  </office:meta>
</office:document-meta>
</file>